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28233" officeooo:paragraph-rsid="00128233"/>
    </style:style>
    <style:style style:name="P2" style:family="paragraph" style:parent-style-name="Standard">
      <style:paragraph-properties fo:text-align="center" style:justify-single-word="false"/>
      <style:text-properties officeooo:rsid="00128233" officeooo:paragraph-rsid="00128233"/>
    </style:style>
    <style:style style:name="P3" style:family="paragraph" style:parent-style-name="Standard">
      <style:paragraph-properties fo:text-align="center" style:justify-single-word="false"/>
      <style:text-properties officeooo:rsid="00128233" officeooo:paragraph-rsid="001840b0"/>
    </style:style>
    <style:style style:name="P4" style:family="paragraph" style:parent-style-name="Standard">
      <style:paragraph-properties fo:text-align="start" style:justify-single-word="false"/>
      <style:text-properties officeooo:rsid="00128233" officeooo:paragraph-rsid="001840b0"/>
    </style:style>
    <style:style style:name="P5" style:family="paragraph" style:parent-style-name="Standard">
      <style:text-properties officeooo:rsid="0015b179" officeooo:paragraph-rsid="0015b179"/>
    </style:style>
    <style:style style:name="P6" style:family="paragraph" style:parent-style-name="Standard">
      <style:text-properties officeooo:rsid="0014560c" officeooo:paragraph-rsid="0014560c"/>
    </style:style>
    <style:style style:name="P7" style:family="paragraph" style:parent-style-name="Standard">
      <style:text-properties officeooo:rsid="0014560c" officeooo:paragraph-rsid="001840b0"/>
    </style:style>
    <style:style style:name="P8" style:family="paragraph" style:parent-style-name="Standard">
      <style:text-properties officeooo:rsid="00165e58" officeooo:paragraph-rsid="00165e58"/>
    </style:style>
    <style:style style:name="P9" style:family="paragraph" style:parent-style-name="Standard">
      <style:text-properties officeooo:rsid="00165e58" officeooo:paragraph-rsid="001840b0"/>
    </style:style>
    <style:style style:name="P10" style:family="paragraph" style:parent-style-name="Standard">
      <style:text-properties officeooo:rsid="001133b5" officeooo:paragraph-rsid="001133b5"/>
    </style:style>
    <style:style style:name="P11" style:family="paragraph" style:parent-style-name="Standard">
      <style:paragraph-properties fo:text-align="start" style:justify-single-word="false"/>
      <style:text-properties officeooo:rsid="001840b0" officeooo:paragraph-rsid="001840b0"/>
    </style:style>
    <style:style style:name="P12" style:family="paragraph" style:parent-style-name="Standard">
      <style:text-properties officeooo:rsid="001a6e34" officeooo:paragraph-rsid="001a6e34"/>
    </style:style>
    <style:style style:name="P13" style:family="paragraph" style:parent-style-name="Title">
      <style:text-properties officeooo:rsid="0015b179" officeooo:paragraph-rsid="0015b179"/>
    </style:style>
    <style:style style:name="P14" style:family="paragraph" style:parent-style-name="Text_20_body">
      <style:text-properties officeooo:rsid="0015b179" officeooo:paragraph-rsid="0015b179"/>
    </style:style>
    <style:style style:name="P15" style:family="paragraph" style:parent-style-name="Standard">
      <style:text-properties officeooo:rsid="001840b0" officeooo:paragraph-rsid="0018a414"/>
    </style:style>
    <style:style style:name="P16" style:family="paragraph" style:parent-style-name="Standard">
      <style:text-properties officeooo:rsid="0018a414" officeooo:paragraph-rsid="0018a414"/>
    </style:style>
    <style:style style:name="P17" style:family="paragraph" style:parent-style-name="Standard">
      <style:text-properties officeooo:rsid="00128233" officeooo:paragraph-rsid="00128233"/>
    </style:style>
    <style:style style:name="P18" style:family="paragraph" style:parent-style-name="Standard">
      <style:text-properties officeooo:rsid="001a8722" officeooo:paragraph-rsid="001a8722"/>
    </style:style>
    <style:style style:name="P19" style:family="paragraph" style:parent-style-name="Standard">
      <style:text-properties officeooo:rsid="0015b179" officeooo:paragraph-rsid="0015b179"/>
    </style:style>
    <style:style style:name="P20" style:family="paragraph" style:parent-style-name="Standard">
      <style:text-properties officeooo:rsid="001d9b0c" officeooo:paragraph-rsid="001d9b0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60c14" style:font-style-asian="italic" style:font-style-complex="italic"/>
    </style:style>
    <style:style style:name="T3" style:family="text">
      <style:text-properties officeooo:rsid="00160c14"/>
    </style:style>
    <style:style style:name="T4" style:family="text">
      <style:text-properties fo:font-style="normal" officeooo:rsid="00160c14" style:font-style-asian="normal" style:font-style-complex="normal"/>
    </style:style>
    <style:style style:name="T5" style:family="text">
      <style:text-properties officeooo:rsid="001840b0"/>
    </style:style>
    <style:style style:name="T6" style:family="text">
      <style:text-properties officeooo:rsid="0018a414"/>
    </style:style>
    <style:style style:name="T7" style:family="text">
      <style:text-properties officeooo:rsid="001a6e34"/>
    </style:style>
    <style:style style:name="T8" style:family="text">
      <style:text-properties officeooo:rsid="001a8722"/>
    </style:style>
    <style:style style:name="T9" style:family="text">
      <style:text-properties officeooo:rsid="001c87ed"/>
    </style:style>
    <style:style style:name="fr1" style:family="graphic" style:parent-style-name="Formula">
      <style:graphic-properties style:vertical-pos="from-top" style:horizontal-pos="from-left" style:horizontal-rel="page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Relazione Esercizio1</text:p>
      <text:p text:style-name="P14"/>
      <text:p text:style-name="P14">I tempi (misurati con il comando time di linux) sono i seguenti:</text:p>
      <text:p text:style-name="P6">Quicksort</text:p>
      <text:p text:style-name="P8">Nel caso medio il numero di confronti del quick sort avendo 20 milioni di record <text:span text:style-name="T5">è:</text:span></text:p>
      <text:p text:style-name="P2"><draw:frame draw:style-name="fr1" draw:name="Oggetto1" text:anchor-type="as-char" svg:y="-0.437cm" svg:width="3.928cm" svg:height="0.557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4">Sorting field1: &gt;<text:span text:style-name="T8">60</text:span> m<text:span text:style-name="T5">inuti</text:span></text:p>
      <text:p text:style-name="P5">Il campo field1 contiene dati di tipo stringa, era prevedibile un incremento del tempo di esecuzione rispetto ai tipi di dato numerici ma non immaginavo che l’incremento fosse così significativo.</text:p>
      <text:p text:style-name="P5">Causa di ciò è <text:span text:style-name="T7">sicuramente</text:span> il costo computazionale del confronto fra stringhe; anche se il quicksort è O(<text:span text:style-name="T1">n </text:span><text:span text:style-name="T4">log</text:span><text:span text:style-name="T2">n</text:span>),<text:span text:style-name="T7">quindi</text:span> <text:span text:style-name="T3">il numero di confronti medio è 485069933, il confronto fra stringhe è molto più lento del confronto fra dati numerici.</text:span></text:p>
      <text:p text:style-name="P20">Ipotizzando una lunghezza media di ogni parola di 5 lettere vengono confrontati più di<draw:frame draw:style-name="fr1" draw:name="Oggetto3" text:anchor-type="as-char" svg:y="-0.437cm" svg:width="0.885cm" svg:height="0.527cm" draw:z-index="2"><draw:object xlink:href="./Object 3" xlink:type="simple" xlink:show="embed" xlink:actuate="onLoad"/><draw:image xlink:href="./ObjectReplacements/Object 3" xlink:type="simple" xlink:show="embed" xlink:actuate="onLoad"/><svg:desc>formula</svg:desc></draw:frame>caratteri, in ogni caso un numero troppo elevato di confronti per poter essere svolto in tempi ragionevoli.</text:p>
      <text:p text:style-name="P10">Sorting field2: 0m30,801s</text:p>
      <text:p text:style-name="P1">Sorting field3 : 0m31,839s</text:p>
      <text:p text:style-name="P18">Attenzione, i tempi sono comprensivi di acquisizione del file e stampa di un secondo file ordinato, il tempo di esecuzione del solo algoritmo quicksort <text:span text:style-name="T9">si aggira attorno ai 2-3 secondi peri campi numerici.</text:span></text:p>
      <text:p text:style-name="P1"/>
      <text:p text:style-name="P7">Insertion sort</text:p>
      <text:p text:style-name="P9">Nel caso medio il numero di confronti del<text:span text:style-name="T5">l’ insertion sort</text:span> avendo 20 milioni di record <text:span text:style-name="T5">è:</text:span></text:p>
      <text:p text:style-name="P3"><draw:frame draw:style-name="fr1" draw:name="Oggetto2" text:anchor-type="as-char" svg:y="-0.437cm" svg:width="3.466cm" svg:height="0.557cm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p>
      <text:p text:style-name="P11">è abbastanza prevedibile <text:span text:style-name="T6">che questo algoritmo di ordinamento non è applicabile a così tanti dati.<text:line-break/>Ipotizzando un pc che svolge 1000000 confronti ogni secondo (ipotesi non accurata ma plausibile) servirebbe poco più di un giorno.</text:span></text:p>
      <text:p text:style-name="P15">Sorting field1 &gt;25 minuti</text:p>
      <text:p text:style-name="P16">Sorting fiedl2 &gt; 25 minuti</text:p>
      <text:p text:style-name="P16">Sorting field3 &gt; 25 minuti</text:p>
      <text:p text:style-name="P12">Questi risultati sono quindi prevedibili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5T12:15:25.027408743</meta:creation-date>
    <dc:date>2020-04-07T16:29:59.724298976</dc:date>
    <meta:editing-duration>PT58M29S</meta:editing-duration>
    <meta:editing-cycles>7</meta:editing-cycles>
    <meta:generator>LibreOffice/6.1.6.3$Linux_X86_64 LibreOffice_project/10$Build-3</meta:generator>
    <meta:document-statistic meta:table-count="0" meta:image-count="0" meta:object-count="3" meta:page-count="1" meta:paragraph-count="20" meta:word-count="246" meta:character-count="1532" meta:non-whitespace-character-count="1304"/>
  </office:meta>
</office:document-meta>
</file>

<file path=Object 1/content.xml><?xml version="1.0" encoding="utf-8"?>
<math xmlns="http://www.w3.org/1998/Math/MathML" display="block">
  <semantics>
    <mrow>
      <mrow>
        <mn>20</mn>
        <mo stretchy="false">∗</mo>
        <msup>
          <mn>10</mn>
          <mn>6</mn>
        </msup>
        <mo stretchy="false">∗</mo>
        <mi>log</mi>
      </mrow>
      <mrow>
        <mo fence="true" stretchy="false">(</mo>
        <mrow>
          <mrow>
            <mn>20</mn>
            <mo stretchy="false">∗</mo>
            <msup>
              <mn>10</mn>
              <mn>6</mn>
            </msup>
          </mrow>
        </mrow>
        <mo fence="true" stretchy="false">)</mo>
      </mrow>
    </mrow>
    <annotation encoding="StarMath 5.0">20  * 10^6 * log( 20*10^6 )</annotation>
  </semantics>
</math>
</file>

<file path=Object 2/content.xml><?xml version="1.0" encoding="utf-8"?>
<math xmlns="http://www.w3.org/1998/Math/MathML" display="block">
  <semantics>
    <mrow>
      <msup>
        <mrow>
          <mo fence="true" stretchy="false">(</mo>
          <mrow>
            <mrow>
              <mn>20</mn>
              <mo stretchy="false">∗</mo>
              <msup>
                <mn>10</mn>
                <mn>6</mn>
              </msup>
            </mrow>
          </mrow>
          <mo fence="true" stretchy="false">)</mo>
        </mrow>
        <mn>2</mn>
      </msup>
      <mo stretchy="false">=</mo>
      <mrow>
        <mn>4</mn>
        <mo stretchy="false">∗</mo>
        <msup>
          <mn>10</mn>
          <mn>14</mn>
        </msup>
      </mrow>
    </mrow>
    <annotation encoding="StarMath 5.0">(20  * 10^6)^2 = 4 *10^14

</annotation>
  </semantics>
</math>
</file>

<file path=Object 3/content.xml><?xml version="1.0" encoding="utf-8"?>
<math xmlns="http://www.w3.org/1998/Math/MathML" display="block">
  <semantics>
    <msup>
      <mn>10</mn>
      <mn>10</mn>
    </msup>
    <annotation encoding="StarMath 5.0">10^10


</annotation>
  </semantics>
</math>
</file>